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2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3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8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9" style:family="paragraph" style:parent-style-name="Heading_20_2">
      <style:text-properties fo:font-weight="normal" style:font-weight-asian="normal" style:font-weight-complex="normal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12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15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6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7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8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9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4" style:family="paragraph" style:parent-style-name="Standard" style:list-style-name="L1"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25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6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7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8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9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10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11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2">
      <style:paragraph-properties fo:text-align="start" style:justify-single-word="false" fo:orphans="0" fo:widows="0" fo:hyphenation-ladder-count="no-limit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33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34" style:family="paragraph" style:parent-style-name="Standard" style:list-style-name="L2">
      <style:paragraph-properties fo:text-align="start" style:justify-single-word="false" fo:orphans="0" fo:widows="0" fo:hyphenation-ladder-count="no-limit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35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36" style:family="paragraph" style:parent-style-name="Standard" style:list-style-name="L5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T2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3" style:family="text">
      <style:text-properties fo:background-color="#ffff00"/>
    </style:style>
    <style:style style:name="T4" style:family="text">
      <style:text-properties fo:language="pt" fo:country="BR"/>
    </style:style>
    <style:style style:name="T5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6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ISUALIZAÇÃO DE TOMOGRAFIAS USANDO AS BIBLIOTECAS ITK E VTK</text:p>
      <text:p text:style-name="P8">1 INTRODUÇÃO</text:p>
      <text:p text:style-name="P1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4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4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4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4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4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4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4"/>
      <text:p text:style-name="P4"/>
      <text:p text:style-name="P4"/>
      <text:p text:style-name="P3"><text:bookmark-start text:name="__RefHeading___Toc367419371"/>2 VISUALIZAÇÃO CIENTÍFICA<text:bookmark-end text:name="__RefHeading___Toc367419371"/></text:p>
      <text:p text:style-name="P4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4">Neste capitulo será abordado o que é a visualização, como é o processo de visualização e o caso particular da tomografia computadorizada.</text:p>
      <text:p text:style-name="P4"/>
      <text:p text:style-name="P21"><text:bookmark-start text:name="__RefHeading___Toc367419372"/>2.1 A IMPORTÂNCIA DA VISUALIZAÇÃO<text:bookmark-end text:name="__RefHeading___Toc367419372"/></text:p>
      <text:p text:style-name="P4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4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4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7"/>
      <text:h text:style-name="P10" text:outline-level="2" text:is-list-header="true"><text:bookmark-start text:name="__RefHeading___Toc367419373"/>2.2 TIPOS DE VISUALIZAÇÃO <text:bookmark-end text:name="__RefHeading___Toc367419373"/></text:h>
      <text:p text:style-name="P4">A visualização pode ser dividida de duas maneiras: quanto a aplicação e quanto ao contexto. Quanto a aplicação temos três tipos: a visualização científica, a visualização de dados e a visualização de informação.</text:p>
      <text:p text:style-name="P4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4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4">Visualização de informação por sua vez está relacionada a dados abstratos, como estruturas e conexões das páginas web, dados de redes sociais, e outros tipos de dados abstratos.</text:p>
      <text:p text:style-name="P2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4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4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14" text:outline-level="2" text:is-list-header="true"/>
      <text:h text:style-name="P10" text:outline-level="2" text:is-list-header="true"><text:bookmark-start text:name="__RefHeading___Toc3674193731"/>2.3 O PROCESSO DE VISUALIZAÇÃO <text:bookmark-end text:name="__RefHeading___Toc3674193731"/></text:h>
      <text:p text:style-name="P4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4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4"/>
      <text:h text:style-name="P10" text:outline-level="2" text:is-list-header="true"><text:bookmark-start text:name="__RefHeading___Toc36741937311"/>2.4 PROCESSAMENTO DE IMAGENS <text:bookmark-end text:name="__RefHeading___Toc36741937311"/></text:h>
      <text:p text:style-name="P4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4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4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10" text:outline-level="2" text:is-list-header="true"/>
      <text:h text:style-name="P13" text:outline-level="2" text:is-list-header="true">2.5 RENDERIZAÇÃO DE IMAGENS 3D</text:h>
      <text:p text:style-name="P6">Devo falar como é que é?</text:p>
      <text:h text:style-name="P14" text:outline-level="2" text:is-list-header="true"/>
      <text:h text:style-name="P10" text:outline-level="2" text:is-list-header="true"><text:bookmark-start text:name="__RefHeading___Toc367419373111"/>2.5 O CASO DA TOMOGRAFIA <text:bookmark-end text:name="__RefHeading___Toc367419373111"/></text:h>
      <text:p text:style-name="P4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4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4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4">Tendo esses dados é possível através de operações matemáticas saber qual é a densidade de cada ponto do volume radiografado. <text:span text:style-name="T3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4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4"/>
      <text:p text:style-name="P16"><text:bookmark-start text:name="__RefHeading___Toc367419378"/>3 a itk e vtk como bibliotecas de visualização científica<text:bookmark-end text:name="__RefHeading___Toc367419378"/></text:p>
      <text:h text:style-name="P11" text:outline-level="2" text:is-list-header="true">3.1 INTRODUÇÃO</text:h>
      <text:p text:style-name="P20"><text:span text:style-name="T1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span></text:p>
      <text:p text:style-name="P20"><text:span text:style-name="T1"/></text:p>
      <text:h text:style-name="P11" text:outline-level="2" text:is-list-header="true">3.2 DESENVOLVIMENTO ORIENTADO A OBJETOS</text:h>
      <text:p text:style-name="P20"><text:span text:style-name="T2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5">[the visualization toolkit 4a ed pg 16].</text:span></text:p>
      <text:p text:style-name="P23"><text:span text:style-name="T2"><text:tab/>Métodos de desenvolvimento orientado a objetos são reconhecidos como meios efetivos de projeto de software e implementação e metodologias como a de Booch e Rumbaugh são amplamente adotadas.</text:span><text:span text:style-name="T5">[the design and implementation of an object oriented toolkit]</text:span></text:p>
      <text:p text:style-name="P23"><text:span text:style-name="T2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2">divisão do sistema em módulos com interfaces e responsabilidades bem definidas tornando menos difícil a reutilização deles em outros sistemas.</text:span><text:span text:style-name="T5">[M.C.A.(Sem - IV) Object Oriented Modeling &amp; Design Using UML] PROCURAR O object-oriented modeling and design with uml PARA MELHOR EXPLICAÇÃO.</text:span></text:p>
      <text:p text:style-name="P23"><text:span text:style-name="T2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5">[OOAD_Booch_3rd_Edition pg 8],</text:span><text:span text:style-name="T2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23"><text:span text:style-name="T2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span></text:p>
      <text:p text:style-name="P23"><text:span text:style-name="T2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5">[The Application Visualization System - A Computational Environment for Scientific Visualization]</text:span><text:span text:style-name="T2">.</text:span></text:p>
      <text:p text:style-name="P23"><text:span text:style-name="T2"><text:tab/>No caso particular da VTK e ITK foi usada a metodologia de Rumbaugh, que tem três tipos principais de modelos: o modelo de objetos, o modelo dinâmico e o modelo funcional.</text:span><text:span text:style-name="T5">[the visualization toolkit]</text:span></text:p>
      <text:p text:style-name="P20"><text:span text:style-name="T2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5">[PEGAR O </text:span><text:span text:style-name="T6">Object-Oriented Modeling and Design</text:span><text:span text:style-name="T5"> DO Rumbaugh].</text:span></text:p>
      <text:p text:style-name="P20"><text:span text:style-name="T2"/></text:p>
      <text:list xml:id="list8433729881184662057" text:style-name="L1">
        <text:list-item>
          <text:p text:style-name="P24">Bibliotecas de software</text:p>
        </text:list-item>
        <text:list-item>
          <text:p text:style-name="P24">Multiplataforma</text:p>
        </text:list-item>
        <text:list-item>
          <text:p text:style-name="P24">Open Source</text:p>
        </text:list-item>
        <text:list-item>
          <text:p text:style-name="P24">Escritas em C++</text:p>
        </text:list-item>
      </text:list>
      <text:h text:style-name="P12" text:outline-level="2" text:is-list-header="true">3.2 VTK</text:h>
      <text:list xml:id="list2531780550042186709" text:style-name="L2">
        <text:list-item>
          <text:p text:style-name="P32">Originou das experiências dos criadores com ferramentas anteriores desenvolvidas por eles</text:p>
        </text:list-item>
        <text:list-item>
          <text:p text:style-name="P32">Voltada para gráficos, modelagem, processamento de imagens e renderização volumétrica.</text:p>
          <text:list>
            <text:list-item>
              <text:p text:style-name="P34">Se eu falar de renderização de imagens 3d na seção 2 poderei assumir que muita coisa está falada lá em cima. Senão terei que falar aqui?</text:p>
            </text:list-item>
          </text:list>
        </text:list-item>
        <text:list-item>
          <text:p text:style-name="P32">Object Model da VTK virá aqui</text:p>
        </text:list-item>
        <text:list-item>
          <text:p text:style-name="P32"><text:soft-page-break/>Pipeline da VTK virá aqui.</text:p>
        </text:list-item>
      </text:list>
      <text:h text:style-name="P12" text:outline-level="2" text:is-list-header="true">3.3 ITK</text:h>
      <text:list xml:id="list1313541730122614553" text:style-name="L3">
        <text:list-item>
          <text:p text:style-name="P25">Originou de um contrato governamental para desenvolvimento de uma ferramenta de registro e segmentação de imagens</text:p>
        </text:list-item>
        <text:list-item>
          <text:p text:style-name="P25">Ferramenta para segmentação e registro.</text:p>
          <text:list>
            <text:list-item>
              <text:p text:style-name="P25">O que é segmentação</text:p>
            </text:list-item>
            <text:list-item>
              <text:p text:style-name="P25">O que é registro</text:p>
            </text:list-item>
          </text:list>
        </text:list-item>
        <text:list-item>
          <text:p text:style-name="P25">Extendida com mecanicas de processamento de imagens.</text:p>
        </text:list-item>
        <text:list-item>
          <text:p text:style-name="P25">Object Model da ITK virá aqui</text:p>
        </text:list-item>
        <text:list-item>
          <text:p text:style-name="P25">Pipeline da ITK virá aqui.</text:p>
        </text:list-item>
      </text:list>
      <text:h text:style-name="P12" text:outline-level="2" text:is-list-header="true">3.4 ITK, VTK E AS TRÊS ETAPAS DO PROCESSO DE VISUALIZAÇÃO</text:h>
      <text:list xml:id="list5565400144052623312" text:style-name="L4">
        <text:list-item>
          <text:p text:style-name="P33">Como elas atendem o enriquecimento dos dados</text:p>
        </text:list-item>
        <text:list-item>
          <text:p text:style-name="P33">Como elas atendem o mapeamento</text:p>
        </text:list-item>
        <text:list-item>
          <text:p text:style-name="P33">Como elas atendem a renderização</text:p>
        </text:list-item>
      </text:list>
      <text:p text:style-name="P5"/>
      <text:h text:style-name="P15" text:outline-level="2" text:is-list-header="true"><text:span text:style-name="T1">3.5 OS BENEFÍCIOS DO USO DE BIBLIOTECAS</text:span></text:h>
      <text:p text:style-name="P23"><text:span text:style-name="T2"><text:tab/></text:span></text:p>
      <text:h text:style-name="P9" text:outline-level="2"><text:span text:style-name="T4"/></text:h>
      <text:list xml:id="list8304447458548889152" text:style-name="L5">
        <text:list-header>
          <text:p text:style-name="P36"><text:span text:style-name="T1"/></text:p>
          <text:p text:style-name="P35"/>
        </text:list-header>
      </text:list>
      <text:p text:style-name="P17">4 vISUALIZAÇÃO E MANIPULAÇÃO DE TOMOGRAFIAS – UM ESTUDO DE CASO</text:p>
      <text:h text:style-name="P12" text:outline-level="2" text:is-list-header="true">4.1 POR QUE COMBINAR A ITK E VTK</text:h>
      <text:list xml:id="list43352876409475488" text:style-name="L6">
        <text:list-item>
          <text:p text:style-name="P26">VTK não tem segmentação.</text:p>
        </text:list-item>
        <text:list-item>
          <text:p text:style-name="P26">Acho que a ITK tem mais filtros de imagens (!!!!PROVAR!!!!).</text:p>
        </text:list-item>
        <text:list-item>
          <text:p text:style-name="P26">ITK não tem visualização.</text:p>
        </text:list-item>
      </text:list>
      <text:h text:style-name="P12" text:outline-level="2" text:is-list-header="true">4.2 COMO COMBINAR AS BIBLIOTECAS</text:h>
      <text:list xml:id="list4893462164999936418" text:style-name="L7">
        <text:list-item>
          <text:p text:style-name="P27">Os objetos de dados gerados pelas pipelines são diferentes</text:p>
        </text:list-item>
        <text:list-item>
          <text:p text:style-name="P27">Passagem de dados entre uma biblioteca e outra.</text:p>
        </text:list-item>
        <text:list-item>
          <text:p text:style-name="P27">Efeito dessas passagens na execução das pipelines.</text:p>
        </text:list-item>
      </text:list>
      <text:h text:style-name="P12" text:outline-level="2" text:is-list-header="true">4.3 A PIPELINE DE VISUALIZAÇÃO DE TOMOGRAFIAS</text:h>
      <text:list xml:id="list5458300745136843120" text:style-name="L8">
        <text:list-item>
          <text:p text:style-name="P28">Camada de carga de dados</text:p>
        </text:list-item>
        <text:list-item>
          <text:p text:style-name="P28">Camada de enriquecimento de dados</text:p>
        </text:list-item>
        <text:list-item>
          <text:p text:style-name="P28">Camada de mapeamento</text:p>
        </text:list-item>
        <text:list-item>
          <text:p text:style-name="P28">Camada de renderização</text:p>
        </text:list-item>
      </text:list>
      <text:h text:style-name="P12" text:outline-level="2" text:is-list-header="true">4.4 MANIPULAÇÃO DE IMAGENS</text:h>
      <text:list xml:id="list1676277073239668705" text:style-name="L9">
        <text:list-item>
          <text:p text:style-name="P29">Mudança nas tabelas de cor e opacidade</text:p>
        </text:list-item>
        <text:list-item>
          <text:p text:style-name="P29">Remoção de regiões</text:p>
        </text:list-item>
        <text:list-item>
          <text:p text:style-name="P29">Remoção de órgãos</text:p>
        </text:list-item>
      </text:list>
      <text:h text:style-name="P12" text:outline-level="2" text:is-list-header="true">4.5 CONSUMO DE MEMÓRIA E PROCESSAMENT</text:h>
      <text:list xml:id="list246950306456229995" text:style-name="L10">
        <text:list-item>
          <text:p text:style-name="P30">Consumo ao longo das etapas da execução da pipeline</text:p>
        </text:list-item>
        <text:list-item>
          <text:p text:style-name="P30">Execução usando os múltiplos núcleos.</text:p>
        </text:list-item>
        <text:list-item>
          <text:p text:style-name="P30"><text:soft-page-break/>Uso da placa de vídeo.</text:p>
        </text:list-item>
        <text:list-item>
          <text:p text:style-name="P30">Como escala com o tamanho da tomografia</text:p>
        </text:list-item>
      </text:list>
      <text:h text:style-name="P12" text:outline-level="2" text:is-list-header="true">4.6 CONTROLE DE QUALIDADE</text:h>
      <text:list xml:id="list4116682527770574507" text:style-name="L11">
        <text:list-item>
          <text:p text:style-name="P31">Os vários tipos de renderização volumétrica</text:p>
        </text:list-item>
        <text:list-item>
          <text:p text:style-name="P31">Tessalation, meshsmooth, antialiasing</text:p>
        </text:list-item>
        <text:list-item>
          <text:p text:style-name="P31">Troca entre qualidade e responsividade</text:p>
        </text:list-item>
      </text:list>
      <text:p text:style-name="P17">5 CONclusões</text:p>
      <text:p text:style-name="P22"><text:tab/>Resultados</text:p>
      <text:p text:style-name="P22"><text:tab/>Limitações de memória</text:p>
      <text:p text:style-name="P22"><text:tab/>Limitações de velocidade</text:p>
      <text:p text:style-name="P22"><text:tab/>Possiveis meios de mitigar as limitações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15T15:35:01.19</dc:date>
    <meta:editing-duration>PT6H51M50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7" meta:paragraph-count="107" meta:word-count="2700" meta:character-count="17501"/>
  </office:meta>
</office:document-meta>
</file>